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text">
      <style:graphic-properties draw:stroke="solid" draw:textarea-horizontal-align="center" draw:textarea-vertical-align="middle"/>
    </style:style>
    <style:style style:name="gr2" style:family="graphic" style:parent-style-name="text">
      <style:graphic-properties draw:stroke="solid" fo:min-height="2.5cm"/>
    </style:style>
    <style:style style:name="gr3" style:family="graphic" style:parent-style-name="standard">
      <style:graphic-properties draw:marker-end="Arrow_20_concave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text">
      <style:graphic-properties draw:stroke="solid" fo:min-height="2.993cm"/>
    </style:style>
    <style:style style:name="gr6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9" style:family="graphic" style:parent-style-name="standard">
      <style:graphic-properties svg:stroke-width="0.1cm" draw:marker-start-width="0.35cm" draw:marker-end-width="0.35cm" draw:fill="none" draw:fill-color="#00b8ff" draw:fill-gradient-name="Gradient_20_1" draw:fill-hatch-name="Black_20_0_20_Degrees" draw:fill-image-name="Empty" draw:textarea-horizontal-align="center" draw:textarea-vertical-align="middle" fo:padding-top="0.05cm" fo:padding-bottom="0.05cm" fo:padding-left="0.05cm" fo:padding-right="0.0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g draw:id="id1">
          <draw:rect draw:style-name="gr1" draw:text-style-name="P1" draw:layer="layout" svg:width="4.4cm" svg:height="0.5cm" svg:x="7.785cm" svg:y="5.835cm">
            <text:p text:style-name="P1">Main</text:p>
          </draw:rect>
          <draw:frame draw:style-name="gr2" draw:text-style-name="P2" draw:layer="layout" svg:width="4.4cm" svg:height="2.5cm" svg:x="7.789cm" svg:y="6.385cm">
            <draw:text-box>
              <text:p text:style-name="P2">Controls all modules. Exec application and interconnect modules.</text:p>
            </draw:text-box>
          </draw:frame>
        </draw:g>
        <draw:g draw:id="id2">
          <draw:rect draw:style-name="gr1" draw:text-style-name="P1" draw:layer="layout" svg:width="4.4cm" svg:height="0.5cm" svg:x="2.185cm" svg:y="5.835cm">
            <text:p text:style-name="P1">Help</text:p>
          </draw:rect>
          <draw:frame draw:style-name="gr2" draw:text-style-name="P2" draw:layer="layout" svg:width="4.4cm" svg:height="2.5cm" svg:x="2.185cm" svg:y="6.385cm">
            <draw:text-box>
              <text:p text:style-name="P2">Shows help in simple html. Users can do searches. </text:p>
            </draw:text-box>
          </draw:frame>
        </draw:g>
        <draw:connector draw:style-name="gr3" draw:text-style-name="P3" draw:layer="layout" draw:type="line" svg:x1="7.785cm" svg:y1="7.36cm" svg:x2="6.585cm" svg:y2="7.36cm" draw:start-shape="id1" draw:start-glue-point="3" draw:end-shape="id2" draw:end-glue-point="1">
          <text:p text:style-name="P2"/>
        </draw:connector>
        <draw:g draw:id="id3">
          <draw:rect draw:style-name="gr1" draw:text-style-name="P1" draw:layer="layout" svg:width="4.4cm" svg:height="0.5cm" svg:x="11.185cm" svg:y="11.235cm">
            <text:p text:style-name="P1">Terminal</text:p>
          </draw:rect>
          <draw:frame draw:style-name="gr2" draw:text-style-name="P2" draw:layer="layout" svg:width="4.4cm" svg:height="3.253cm" svg:x="11.185cm" svg:y="11.785cm">
            <draw:text-box>
              <text:p text:style-name="P2">Builds windows with QtextEdit and QLineEdit. QTextEdit shows OctaveConnection output.</text:p>
              <text:p text:style-name="P2"><text:s/>QLineEdit is used to write commands. </text:p>
            </draw:text-box>
          </draw:frame>
        </draw:g>
        <draw:connector draw:style-name="gr3" draw:text-style-name="P3" draw:layer="layout" draw:type="line" svg:x1="9.987cm" svg:y1="8.885cm" svg:x2="13.385cm" svg:y2="11.235cm" draw:start-shape="id1" draw:start-glue-point="2" draw:end-shape="id3" draw:end-glue-point="0">
          <text:p text:style-name="P2"/>
        </draw:connector>
        <draw:g draw:id="id4">
          <draw:rect draw:style-name="gr1" draw:text-style-name="P1" draw:layer="layout" svg:width="4.4cm" svg:height="0.5cm" svg:x="7.735cm" svg:y="16.735cm">
            <text:p text:style-name="P1">OctaveConnection</text:p>
          </draw:rect>
          <draw:frame draw:style-name="gr2" draw:text-style-name="P2" draw:layer="layout" svg:width="4.4cm" svg:height="2.5cm" svg:x="7.735cm" svg:y="17.285cm">
            <draw:text-box>
              <text:p text:style-name="P2">This class build QProcess and exec Octave. Octave input and output are controlled by this class.</text:p>
            </draw:text-box>
          </draw:frame>
        </draw:g>
        <draw:connector draw:style-name="gr4" draw:text-style-name="P3" draw:layer="layout" draw:type="line" svg:x1="13.385cm" svg:y1="15.038cm" svg:x2="9.935cm" svg:y2="16.735cm" draw:start-shape="id3" draw:start-glue-point="2" draw:end-shape="id4" draw:end-glue-point="0">
          <text:p text:style-name="P2"/>
        </draw:connector>
        <draw:g draw:id="id5">
          <draw:rect draw:style-name="gr1" draw:text-style-name="P1" draw:layer="layout" svg:width="4.4cm" svg:height="0.5cm" svg:x="13.735cm" svg:y="5.582cm">
            <text:p text:style-name="P1">WindowList</text:p>
          </draw:rect>
          <draw:frame draw:style-name="gr5" draw:text-style-name="P2" draw:layer="layout" svg:width="4.4cm" svg:height="3.253cm" svg:x="13.735cm" svg:y="6.132cm">
            <draw:text-box>
              <text:p text:style-name="P2">Shows window list asociated to QWorkspace. When some item is selected, asociated window is maximized.</text:p>
              <text:p text:style-name="P2"/>
            </draw:text-box>
          </draw:frame>
        </draw:g>
        <draw:connector draw:style-name="gr4" draw:text-style-name="P3" draw:layer="layout" draw:type="line" svg:x1="12.189cm" svg:y1="7.36cm" svg:x2="13.735cm" svg:y2="7.483cm" draw:start-shape="id1" draw:end-shape="id5">
          <text:p text:style-name="P2"/>
        </draw:connector>
        <draw:g draw:id="id6">
          <draw:rect draw:style-name="gr1" draw:text-style-name="P1" draw:layer="layout" svg:width="4.4cm" svg:height="0.5cm" svg:x="5.485cm" svg:y="10.932cm">
            <text:p text:style-name="P1">Table</text:p>
          </draw:rect>
          <draw:frame draw:style-name="gr2" draw:text-style-name="P2" draw:layer="layout" svg:width="4.4cm" svg:height="3.253cm" svg:x="5.485cm" svg:y="11.482cm">
            <draw:text-box>
              <text:p text:style-name="P2">Shows QTable with spreadsheet. Spreadsheet's data are from given matrix.</text:p>
              <text:p text:style-name="P2">When spreadsheet is modificated, matrix is modificated.</text:p>
            </draw:text-box>
          </draw:frame>
        </draw:g>
        <draw:connector draw:style-name="gr6" draw:text-style-name="P3" draw:layer="layout" draw:type="line" svg:x1="9.987cm" svg:y1="8.885cm" svg:x2="7.685cm" svg:y2="10.932cm" draw:start-shape="id1" draw:start-glue-point="2" draw:end-shape="id6" draw:end-glue-point="0">
          <text:p text:style-name="P2"/>
        </draw:connector>
        <draw:connector draw:style-name="gr7" draw:text-style-name="P3" draw:layer="layout" draw:type="line" svg:x1="7.685cm" svg:y1="14.735cm" svg:x2="9.935cm" svg:y2="16.735cm" draw:start-shape="id6" draw:start-glue-point="2" draw:end-shape="id4" draw:end-glue-point="0">
          <text:p text:style-name="P2"/>
        </draw:connector>
        <draw:g draw:id="id7">
          <draw:rect draw:style-name="gr1" draw:text-style-name="P1" draw:layer="layout" svg:width="4.4cm" svg:height="0.5cm" svg:x="7.935cm" svg:y="0.635cm">
            <text:p text:style-name="P1">BaseWidget</text:p>
          </draw:rect>
          <draw:frame draw:style-name="gr2" draw:text-style-name="P2" draw:layer="layout" svg:width="4.4cm" svg:height="2.5cm" svg:x="7.935cm" svg:y="1.185cm">
            <draw:text-box>
              <text:p text:style-name="P2">Base class for windows shown in QtOctave</text:p>
            </draw:text-box>
          </draw:frame>
        </draw:g>
        <draw:connector draw:style-name="gr8" draw:text-style-name="P3" draw:layer="layout" draw:type="line" svg:x1="10.135cm" svg:y1="3.685cm" svg:x2="4.385cm" svg:y2="5.835cm" draw:start-shape="id7" draw:start-glue-point="2" draw:end-shape="id2" draw:end-glue-point="0">
          <text:p text:style-name="P2"/>
        </draw:connector>
        <draw:connector draw:style-name="gr8" draw:text-style-name="P3" draw:layer="layout" draw:type="line" svg:x1="10.135cm" svg:y1="3.685cm" svg:x2="15.935cm" svg:y2="5.582cm" draw:start-shape="id7" draw:start-glue-point="2" draw:end-shape="id5" draw:end-glue-point="0">
          <text:p text:style-name="P2"/>
        </draw:connector>
        <draw:connector draw:style-name="gr8" draw:text-style-name="P3" draw:layer="layout" draw:line-skew="-3.9cm" svg:x1="7.935cm" svg:y1="2.16cm" svg:x2="5.485cm" svg:y2="12.833cm" draw:start-shape="id7" draw:start-glue-point="3" draw:end-shape="id6" draw:end-glue-point="3">
          <text:p text:style-name="P2"/>
        </draw:connector>
        <draw:connector draw:style-name="gr8" draw:text-style-name="P3" draw:layer="layout" draw:line-skew="3.65cm" svg:x1="12.335cm" svg:y1="2.16cm" svg:x2="15.585cm" svg:y2="13.136cm" draw:start-shape="id7" draw:start-glue-point="1" draw:end-shape="id3" draw:end-glue-point="1">
          <text:p text:style-name="P2"/>
        </draw:connector>
        <draw:g>
          <draw:rect draw:style-name="gr9" draw:text-style-name="P3" draw:layer="layout" svg:width="4.7cm" svg:height="3.35cm" svg:x="16.225cm" svg:y="23.785cm">
            <text:p text:style-name="P2"/>
          </draw:rect>
          <draw:rect draw:style-name="gr1" draw:text-style-name="P1" draw:layer="layout" svg:width="4.4cm" svg:height="0.5cm" svg:x="16.375cm" svg:y="23.935cm">
            <text:p text:style-name="P1">Config</text:p>
          </draw:rect>
          <draw:frame draw:style-name="gr2" draw:text-style-name="P2" draw:layer="layout" svg:width="4.4cm" svg:height="2.5cm" svg:x="16.375cm" svg:y="24.485cm">
            <draw:text-box>
              <text:p text:style-name="P2">Config of QtOctave.</text:p>
              <text:p text:style-name="P2">All modules need this one. </text:p>
            </draw:text-box>
          </draw:frame>
        </draw:g>
        <draw:g draw:id="id8">
          <draw:rect draw:style-name="gr1" draw:text-style-name="P1" draw:layer="layout" svg:width="4.4cm" svg:height="0.5cm" svg:x="14.285cm" svg:y="16.285cm">
            <text:p text:style-name="P1">DynamicHelp</text:p>
          </draw:rect>
          <draw:frame draw:style-name="gr2" draw:text-style-name="P2" draw:layer="layout" svg:width="4.4cm" svg:height="2.5cm" svg:x="14.285cm" svg:y="16.835cm">
            <draw:text-box>
              <text:p text:style-name="P2">If you write a command in Terminal's command line, DynamicHelp shows help of commands</text:p>
            </draw:text-box>
          </draw:frame>
        </draw:g>
        <draw:connector draw:style-name="gr7" draw:text-style-name="P3" draw:layer="layout" draw:type="line" svg:x1="16.485cm" svg:y1="16.285cm" svg:x2="13.385cm" svg:y2="15.038cm" draw:start-shape="id8" draw:start-glue-point="0" draw:end-shape="id3" draw:end-glue-point="2">
          <text:p text:style-name="P2"/>
        </draw:connector>
        <draw:connector draw:style-name="gr8" draw:text-style-name="P3" draw:layer="layout" draw:line-skew="0.55cm" svg:x1="12.335cm" svg:y1="2.16cm" svg:x2="18.685cm" svg:y2="17.81cm" draw:start-shape="id7" draw:start-glue-point="1" draw:end-shape="id8" draw:end-glue-point="1">
          <text:p text:style-name="P2"/>
        </draw:connector>
        <draw:g draw:id="id10">
          <draw:rect draw:style-name="gr1" draw:text-style-name="P1" draw:layer="layout" svg:width="4.4cm" svg:height="0.5cm" svg:x="0.735cm" svg:y="24.025cm">
            <text:p text:style-name="P1">Generate_menu</text:p>
          </draw:rect>
          <draw:frame draw:style-name="gr2" draw:text-style-name="P2" draw:layer="layout" svg:width="4.4cm" svg:height="2.5cm" svg:x="0.735cm" svg:y="24.575cm">
            <draw:text-box>
              <text:p text:style-name="P2">This module read builds QtOctave menus. These menus are read from <text:s/>"menus" folder.</text:p>
            </draw:text-box>
          </draw:frame>
        </draw:g>
        <draw:g draw:id="id9">
          <draw:rect draw:style-name="gr1" draw:text-style-name="P1" draw:layer="layout" svg:width="4.4cm" svg:height="0.5cm" svg:x="0.785cm" svg:y="19.135cm">
            <text:p text:style-name="P1">MainWindow</text:p>
          </draw:rect>
          <draw:frame draw:style-name="gr2" draw:text-style-name="P2" draw:layer="layout" svg:width="4.4cm" svg:height="2.5cm" svg:x="0.785cm" svg:y="19.685cm">
            <draw:text-box>
              <text:p text:style-name="P2">Builds QtOctave's main window, and some menus.</text:p>
            </draw:text-box>
          </draw:frame>
        </draw:g>
        <draw:connector draw:style-name="gr7" draw:text-style-name="P3" draw:layer="layout" draw:type="line" svg:x1="2.985cm" svg:y1="22.185cm" svg:x2="2.935cm" svg:y2="24.025cm" draw:start-shape="id9" draw:start-glue-point="2" draw:end-shape="id10" draw:end-glue-point="0">
          <text:p text:style-name="P2"/>
        </draw:connector>
        <draw:g draw:id="id11">
          <draw:rect draw:style-name="gr1" draw:text-style-name="P1" draw:layer="layout" svg:width="4.4cm" svg:height="0.5cm" svg:x="5.785cm" svg:y="24.035cm">
            <text:p text:style-name="P1">Operations</text:p>
          </draw:rect>
          <draw:frame draw:style-name="gr2" draw:text-style-name="P2" draw:layer="layout" svg:width="4.4cm" svg:height="2.5cm" svg:x="5.785cm" svg:y="24.585cm">
            <draw:text-box>
              <text:p text:style-name="P2">Connects menu signals with callbacks.</text:p>
            </draw:text-box>
          </draw:frame>
        </draw:g>
        <draw:connector draw:style-name="gr7" draw:text-style-name="P3" draw:layer="layout" draw:type="line" svg:x1="2.985cm" svg:y1="22.185cm" svg:x2="7.985cm" svg:y2="24.035cm" draw:start-shape="id9" draw:start-glue-point="2" draw:end-shape="id11" draw:end-glue-point="0">
          <text:p text:style-name="P2"/>
        </draw:connector>
        <draw:connector draw:style-name="gr7" draw:text-style-name="P3" draw:layer="layout" draw:line-skew="-4.415cm" svg:x1="9.987cm" svg:y1="8.885cm" svg:x2="2.985cm" svg:y2="19.135cm" draw:start-shape="id1" draw:start-glue-point="2" draw:end-shape="id9" draw:end-glue-point="0">
          <text:p text:style-name="P2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Bitstream Vera Sans'" style:font-pitch-asian="variable" style:font-size-asian="24pt" style:language-asian="es" style:country-asian="ES" style:font-family-complex="Tahoma, Lucidasans, 'Lucida Sans', 'Arial Unicode MS'" style:font-pitch-complex="variable" style:font-size-complex="24pt" style:language-complex="es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="Arrow_20_concave" draw:marker-end-width="0.3cm" draw:marker-end-center="false" draw:fill="solid" draw:fill-color="#00b8ff" draw:fill-gradient-name="Gradient_20_7" draw:fill-hatch-name="Hatch_20_91" draw:fill-image-name="Bitmape_20_1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solid" draw:stroke-dash="Dash_20_1" svg:stroke-width="0cm" svg:stroke-color="#000000" draw:marker-start-width="0.3cm" draw:marker-start-center="false" draw:marker-end="Arrow_20_concave" draw:marker-end-width="0.3cm" draw:marker-end-center="false" svg:stroke-opacity="100%" draw:stroke-linejoin="round" draw:fill="none" draw:fill-color="#ffffff" draw:fill-gradient-name="Gradient_20_7" draw:gradient-step-count="0" draw:fill-hatch-name="Hatch_20_9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true" draw:fit-to-contour="false" fo:max-height="0cm" fo:max-width="0cm" fo:min-height="3.35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Nimbus Roman No9 L'" style:font-family-generic="roman" style:font-pitch="variable" fo:font-size="11pt" fo:letter-spacing="normal" fo:language="es" fo:country="ES" fo:font-style="normal" fo:text-shadow="none" style:text-underline-style="none" fo:font-weight="normal" style:text-underline-mode="continuous" style:text-line-through-mode="continuous" style:letter-kerning="false" style:font-family-asian="'HG Mincho Light J', 'MS Gothic', 'HG Gothic J', 'HG Gothic B', 'HG Gothic', Gothic, 'MS PGothic', 'Andale Sans UI', 'Arial Unicode MS', 'Lucida Sans Unicode', Tahoma" style:font-pitch-asian="variable" style:font-size-asian="24pt" style:language-asian="es" style:country-asian="ES" style:font-style-asian="normal" style:font-weight-asian="normal" style:font-family-complex="Tahoma, Lucidasans, 'Lucida Sans', 'Arial Unicode MS'" style:font-pitch-complex="variable" style:font-size-complex="24pt" style:language-complex="es" style:country-complex="ES" style:font-style-complex="normal" style:font-weight-complex="normal" style:text-scale="100%" style:font-relief="none" fo:hyphenate="false"/>
    </style:style>
    <style:style style:name="text" style:family="graphic" style:parent-style-name="standard">
      <style:graphic-properties draw:stroke="none" draw:stroke-dash="Dash_20_1" draw:fill="none" draw:fill-gradient-name="Gradient_20_7" draw:fill-hatch-name="Hatch_20_91" draw:fill-image-name="Bitmape_20_1"/>
      <style:text-properties fo:font-size="11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9-10T03:46:35</meta:creation-date>
    <dc:date>2007-03-21T10:33:42</dc:date>
    <dc:language>es-ES</dc:language>
    <meta:editing-cycles>40</meta:editing-cycles>
    <meta:editing-duration>PT2H8M29S</meta:editing-duration>
    <meta:user-defined meta:name="Info 1"/>
    <meta:user-defined meta:name="Info 2"/>
    <meta:user-defined meta:name="Info 3"/>
    <meta:user-defined meta:name="Info 4"/>
    <meta:document-statistic meta:object-count="52"/>
  </office:meta>
</office:document-meta>
</file>